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✅ Общее впечатление о структуре</text:p>
      <text:p text:style-name="Standard">Плюсы:</text:p>
      <text:p text:style-name="Standard"/>
      <text:p text:style-name="Standard">Код написан с использованием современных паттернов Java (Lombok, Stream API).</text:p>
      <text:p text:style-name="Standard">Используются DTO и абстракции для разделения логики.</text:p>
      <text:p text:style-name="Standard">Налицо попытка соблюдения принципов SOLID (особенно SRP), хотя можно улучшить.</text:p>
      <text:p text:style-name="Standard">Есть понятная архитектурная разбивка: DTO, Service, Optimizers.</text:p>
      <text:p text:style-name="Standard">Минусы:</text:p>
      <text:p text:style-name="Standard"/>
      <text:p text:style-name="Standard">Высокая связанность классов — InitialDataOptimization делает слишком много: управляет состоянием, содержит бизнес-логику, алгоритмы укладки, проверки, пересчёты.</text:p>
      <text:p text:style-name="Standard">Сложные методы с длинными телами и множеством условий. Это затрудняет читаемость и тестирование.</text:p>
      <text:p text:style-name="Standard">Отсутствие разделения обязанностей между подготовкой данных и выполнением оптимизации.</text:p>
      <text:p text:style-name="Standard">Некоторые методы выполняют сразу несколько задач (например, изменяют состояние объекта и возвращают результат).</text:p>
      <text:p text:style-name="Standard"/>
      <text:p text:style-name="Standard">🧩 1. Анализ класса PreliminaryChecker</text:p>
      <text:p text:style-name="Standard">✅ Плюсы:</text:p>
      <text:p text:style-name="Standard"/>
      <text:p text:style-name="Standard">Отвечает только за предварительную проверку входных данных.</text:p>
      <text:p text:style-name="Standard">Использует @UtilityClass — хороший признак, что это не stateful класс.</text:p>
      <text:p text:style-name="Standard">Методы имеют понятные названия и соответствуют своей цели.</text:p>
      <text:p text:style-name="Standard">Хорошо организованы проверки: тип материала, площадь деталей, количество заготовок и т.д.</text:p>
      <text:p text:style-name="Standard">❌ Минусы:</text:p>
      <text:p text:style-name="Standard"/>
      <text:p text:style-name="Standard">Отсутствует документация (JavaDoc) над методами и классом.</text:p>
      <text:p text:style-name="Standard">Логика в методе checkSizeOfDetailsDotNotExceedSizeOfWorkpieces(...) слишком плотная и может быть вынесена в отдельный сервис или утилиту.</text:p>
      <text:p text:style-name="Standard">Внутри этого же метода создаются новые объекты (new Workpiece(...)) — это неочевидно и может вызвать проблемы с состоянием при повторном вызове.</text:p>
      <text:p text:style-name="Standard"/>
      <text:p text:style-name="Standard">🧩 2. Анализ класса InitialDataOptimization</text:p>
      <text:p text:style-name="Standard">Этот класс является "сердцем" алгоритма оптимизации, но он слишком толстый и монолитный.</text:p>
      <text:p text:style-name="Standard">✅ Плюсы:</text:p>
      <text:p text:style-name="Standard"/>
      <text:p text:style-name="Standard">Использует стратегии (глобальный поиск, мутирование последовательности, поворот деталей).</text:p>
      <text:p text:style-name="Standard">Реализованы коэффициенты заполнения, что важно для оценки эффективности укладки.</text:p>
      <text:p text:style-name="Standard">Используется ResultStacking, что позволяет сохранять промежуточные результаты.</text:p>
      <text:p text:style-name="Standard">❌ Минусы:</text:p>
      <text:p text:style-name="Standard">🔴 Высокая сложность и когнитивная нагрузка</text:p>
      <text:p text:style-name="Standard"/>
      <text:p text:style-name="Standard">Метод optimizeInitialLaying() занимает ~50 строк и управляет всем процессом оптимизации.</text:p>
      <text:p text:style-name="Standard">Метод stackDetailsIntoFreeAreasUsingGreedyAlgorithm(...) содержит вложенности в три уровня, что делает его трудным для понимания.</text:p>
      <text:p text:style-name="Standard">Алгоритм мутирования и перестановки деталей смешан с логикой оценки состояния — это противоречит принципу SRP.</text:p>
      <text:p text:style-name="Standard">🔴 Нарушение принципа единственной ответственности (SRP)</text:p>
      <text:p text:style-name="Standard"><text:soft-page-break/></text:p>
      <text:p text:style-name="Standard">Класс отвечает за:</text:p>
      <text:p text:style-name="Standard"/>
      <text:p text:style-name="Standard">Управление состоянием (freeAreas, occupiedAreas).</text:p>
      <text:p text:style-name="Standard">Вычисление коэффициентов заполнения.</text:p>
      <text:p text:style-name="Standard">Выбор лучшей последовательности укладки.</text:p>
      <text:p text:style-name="Standard">Оптимизацию.</text:p>
      <text:p text:style-name="Standard">Перемещение деталей.</text:p>
      <text:p text:style-name="Standard">Создание новых областей и обработку ошибок.</text:p>
      <text:p text:style-name="Standard">🔴 Нет разделения на стратегии</text:p>
      <text:p text:style-name="Standard"/>
      <text:p text:style-name="Standard">Логика оптимизации (жадный алгоритм, мутирование, генетический подход) должна быть выделена в отдельные классы/стратегии.</text:p>
      <text:p text:style-name="Standard">Например, можно было бы создать интерфейс StackingStrategy с несколькими реализациями: GreedyStackingStrategy, MutationBasedStackingStrategy.</text:p>
      <text:p text:style-name="Standard">🔴 Состояние хранится внутри одного класса</text:p>
      <text:p text:style-name="Standard"/>
      <text:p text:style-name="Standard">Это делает класс неперезапускаемым и непредсказуемым в многопоточной среде.</text:p>
      <text:p text:style-name="Standard">Лучше передавать состояние как параметры и возвращать результат, а не менять внутреннее состояние.</text:p>
      <text:p text:style-name="Standard">🔴 Отсутствие тестирования</text:p>
      <text:p text:style-name="Standard"/>
      <text:p text:style-name="Standard">Код не выглядит легко тестируемым из-за:</text:p>
      <text:p text:style-name="Standard"/>
      <text:p text:style-name="Standard">Зависимости от внутреннего состояния.</text:p>
      <text:p text:style-name="Standard">Большого количества побочных эффектов.</text:p>
      <text:p text:style-name="Standard">Нет интерфейсов для инъекции зависимостей.</text:p>
      <text:p text:style-name="Standard"/>
      <text:p text:style-name="Standard">🛠️ Рекомендации по улучшению структуры проекта</text:p>
      <text:list xml:id="list8071054046119044697" text:style-name="L1">
        <text:list-item>
          <text:p text:style-name="P1">Разделите InitialDataOptimization на подклассы</text:p>
          <text:p text:style-name="P1">InitialDataOptimization</text:p>
        </text:list-item>
        <text:list-item>
          <text:p text:style-name="P1">├── StackingManager.java <text:s text:c="8"/>// управляет общим процессом укладки</text:p>
        </text:list-item>
        <text:list-item>
          <text:p text:style-name="P1">├── AreaManager.java <text:s text:c="10"/>// управляет free/occupied area</text:p>
        </text:list-item>
        <text:list-item>
          <text:p text:style-name="P1">├── MutationStrategy.java <text:s text:c="5"/>// мутирование последовательности</text:p>
        </text:list-item>
        <text:list-item>
          <text:p text:style-name="P1">├── RotationManager.java <text:s text:c="6"/>// поворот деталей</text:p>
        </text:list-item>
        <text:list-item>
          <text:p text:style-name="P1">├── ResultEvaluator.java <text:s text:c="6"/>// оценка коэффициентов</text:p>
        </text:list-item>
      </text:list>
      <text:p text:style-name="Standard"/>
      <text:list xml:id="list1711231705109408809" text:style-name="L2">
        <text:list-item>
          <text:p text:style-name="P2">Используйте Strategy Pattern для разных алгоритмов укладки</text:p>
        </text:list-item>
      </text:list>
      <text:p text:style-name="Standard">interface StackingStrategy {</text:p>
      <text:p text:style-name="Standard"><text:s text:c="4"/>ResultStacking stack(Detail detail, FreeArea area);</text:p>
      <text:p text:style-name="Standard">}</text:p>
      <text:p text:style-name="Standard"/>
      <text:p text:style-name="Standard">class GreedyStackingStrategy implements StackingStrategy { ... }</text:p>
      <text:p text:style-name="Standard">class GeneticStackingStrategy implements StackingStrategy { ... }</text:p>
      <text:p text:style-name="Standard"/>
      <text:p text:style-name="Standard">3. Выделите Stateless-классы для работы с данными</text:p>
      <text:p text:style-name="Standard">Вместо изменения внутреннего состояния InitialDataOptimization, используйте методы вида:</text:p>
      <text:p text:style-name="Standard">public ResultStacking optimize(StackingContext context);</text:p>
      <text:p text:style-name="Standard"/>
      <text:p text:style-name="Standard">Где StackingContext — это POJO с полями details, workpieces, freeAreas, и т.д.</text:p>
      <text:p text:style-name="Standard">4. Добавьте JavaDoc и комментарии</text:p>
      <text:p text:style-name="Standard">Особенно для методов, которые содержат сложную логику.</text:p>
      <text:p text:style-name="Standard"><text:soft-page-break/>5. Используйте Unit Tests</text:p>
      <text:p text:style-name="Standard">Для каждого нового метода/класса пишите тесты. Это особенно важно для методов вроде mutateStackingSequence(), calculateAllSquares(), getSuitableFreeArea() и т.д.</text:p>
      <text:p text:style-name="Standard"/>
      <text:p text:style-name="Standard">📦 Пример улучшенной структуры</text:p>
      <text:p text:style-name="Standard">src/main/java/com/example/cut_optimization/</text:p>
      <text:p text:style-name="Standard">├── dto/</text:p>
      <text:p text:style-name="Standard">│ <text:s text:c="2"/>├── Detail.java</text:p>
      <text:p text:style-name="Standard">│ <text:s text:c="2"/>├── Workpiece.java</text:p>
      <text:p text:style-name="Standard">│ <text:s text:c="2"/>└── ...</text:p>
      <text:p text:style-name="Standard">├── service/</text:p>
      <text:p text:style-name="Standard">│ <text:s text:c="2"/>├── PreliminaryChecker.java</text:p>
      <text:p text:style-name="Standard">│ <text:s text:c="2"/>└── ...</text:p>
      <text:p text:style-name="Standard">├── optimizators/</text:p>
      <text:p text:style-name="Standard">│ <text:s text:c="2"/>├── InitialDataOptimization.java</text:p>
      <text:p text:style-name="Standard">│ <text:s text:c="2"/>├── StackingManager.java</text:p>
      <text:p text:style-name="Standard">│ <text:s text:c="2"/>├── AreaManager.java</text:p>
      <text:p text:style-name="Standard">│ <text:s text:c="2"/>├── RotationManager.java</text:p>
      <text:p text:style-name="Standard">│ <text:s text:c="2"/>└── ...</text:p>
      <text:p text:style-name="Standard">├── strategies/</text:p>
      <text:p text:style-name="Standard">│ <text:s text:c="2"/>├── StackingStrategy.java</text:p>
      <text:p text:style-name="Standard">│ <text:s text:c="2"/>├── GreedyStackingStrategy.java</text:p>
      <text:p text:style-name="Standard">│ <text:s text:c="2"/>└── ...</text:p>
      <text:p text:style-name="Standard">├── utils/</text:p>
      <text:p text:style-name="Standard">│ <text:s text:c="2"/>└── AreaUtils.java</text:p>
      <text:p text:style-name="Standard">└── exceptions/</text:p>
      <text:p text:style-name="Standard"><text:s text:c="4"/>└── CommonException.java</text:p>
      <text:p text:style-name="Standard">🧪 Пример рефакторинга одного метода</text:p>
      <text:p text:style-name="Standard">До:</text:p>
      <text:p text:style-name="Standard">private void enlargeAndCutOffLowerAreaVertically(DetailInfo workpiece) {</text:p>
      <text:p text:style-name="Standard"><text:s text:c="4"/>// Очень сложный метод с побочными эффектами</text:p>
      <text:p text:style-name="Standard">}</text:p>
      <text:p text:style-name="Standard">После:</text:p>
      <text:p text:style-name="Standard">public class AreaMerger {</text:p>
      <text:p text:style-name="Standard"/>
      <text:p text:style-name="Standard"><text:s text:c="4"/>public List&lt;FreeArea&gt; mergeAdjacentAreas(List&lt;FreeArea&gt; freeAreas, DetailInfo workpiece) {</text:p>
      <text:p text:style-name="Standard"><text:s text:c="8"/>// логика объединения свободных областей без изменения внешнего состояния</text:p>
      <text:p text:style-name="Standard"><text:s text:c="8"/>return newFreeAreas;</text:p>
      <text:p text:style-name="Standard"><text:s text:c="4"/>}</text:p>
      <text:p text:style-name="Standard">}</text:p>
      <text:p text:style-name="Standard"/>
      <text:p text:style-name="Standard">🎯 Итог</text:p>
      <text:p text:style-name="Standard">Твой проект имеет хорошую базу и потенциал для масштабирования. Однако, чтобы сделать его читаемым, тестируемым и расширяемым, нужно:</text:p>
      <text:p text:style-name="Standard"/>
      <text:p text:style-name="Standard">Разделить большие классы на мелкие, каждый со своей обязанностью.</text:p>
      <text:p text:style-name="Standard">Использовать шаблоны проектирования (Strategy, State, Factory).</text:p>
      <text:p text:style-name="Standard">Избегать побочных эффектов.</text:p>
      <text:p text:style-name="Standard">Добавить документацию и тесты.</text:p>
      <text:p text:style-name="Standard">Если хочешь, могу помочь с рефакторингом конкретного метода или выделить часть логики в отдельный клас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6S</meta:editing-duration>
    <meta:editing-cycles>3</meta:editing-cycles>
    <meta:generator>OpenOffice/4.1.15$Win32 OpenOffice.org_project/4115m2$Build-9813</meta:generator>
    <dc:date>2025-10-18T14:45:54.71</dc:date>
    <meta:document-statistic meta:table-count="0" meta:image-count="0" meta:object-count="0" meta:page-count="3" meta:paragraph-count="115" meta:word-count="681" meta:character-count="5737"/>
    <dc:creator>Антон Боровиков</dc:creator>
    <meta:user-defined meta:name="Info 1"/>
    <meta:user-defined meta:name="Info 2"/>
    <meta:user-defined meta:name="Info 3"/>
    <meta:user-defined meta:name="Info 4"/>
  </office:meta>
</office:document-meta>
</file>